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36D48E70F51B1086.png" manifest:media-type="image/png"/>
  <manifest:file-entry manifest:full-path="Pictures/10000201000000EF000000F2B93269947D7B1B26.png" manifest:media-type="image/png"/>
  <manifest:file-entry manifest:full-path="Pictures/100002000000064000000640EAD301EC335476B0.png" manifest:media-type="image/png"/>
  <manifest:file-entry manifest:full-path="Pictures/10000201000001F4000001F488C6F55E17DFFF32.png" manifest:media-type="image/png"/>
  <manifest:file-entry manifest:full-path="Pictures/10000201000007D0000005511F031BCBAA7338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504cm" fo:min-width="9.6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0.713cm" fo:min-width="0cm"/>
    </style:style>
    <style:style style:name="gr4" style:family="graphic" style:parent-style-name="standard">
      <style:graphic-properties draw:marker-start="Arrow" draw:marker-start-width="0.3cm" draw:marker-end="" draw:marker-end-width="0.3cm" draw:textarea-vertical-align="middle"/>
    </style:style>
    <style:style style:name="gr5" style:family="graphic" style:parent-style-name="text">
      <style:graphic-properties draw:auto-grow-height="true" draw:auto-grow-width="false" fo:min-height="1.425cm" fo:min-width="0cm"/>
    </style:style>
    <style:style style:name="gr6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7" style:family="graphic" style:parent-style-name="standard">
      <style:graphic-properties draw:stroke="dash" draw:stroke-dash="Ultrafine_20_Dashed" svg:stroke-color="#729fcf" draw:auto-grow-height="false" fo:min-height="7.025cm" fo:min-width="8.78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3.3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9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7" style:family="paragraph">
      <loext:graphic-properties draw:fill="none" draw:fill-color="#ffffff"/>
      <style:text-properties fo:color="#729fcf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465a4" fo:font-size="12pt" style:font-size-asian="12pt" style:font-size-complex="12pt"/>
    </style:style>
    <style:style style:name="T3" style:family="text">
      <style:text-properties fo:color="#729fc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16cm" svg:height="12.754cm" draw:transform="skewX (-0.00488692190558412) rotate (-0.00488692190558406) translate (14.732cm 3.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eather prediction</text:p>
          </draw:text-box>
        </draw:frame>
        <draw:frame presentation:style-name="pr2" draw:text-style-name="P2" draw:layer="layout" svg:width="25.199cm" svg:height="15.494cm" svg:x="1.4cm" svg:y="3.55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3" draw:layer="layout" svg:width="1.476cm" svg:height="1.494cm" svg:x="21.892cm" svg:y="6.096cm">
          <draw:image xlink:href="Pictures/10000201000000EF000000F2B93269947D7B1B26.png" xlink:type="simple" xlink:show="embed" xlink:actuate="onLoad">
            <text:p/>
          </draw:image>
        </draw:frame>
        <draw:frame draw:style-name="gr2" draw:text-style-name="P3" draw:layer="layout" svg:width="4.458cm" svg:height="4.458cm" svg:x="3.81cm" svg:y="6.604cm">
          <draw:image xlink:href="Pictures/10000201000001F4000001F488C6F55E17DFFF32.png" xlink:type="simple" xlink:show="embed" xlink:actuate="onLoad">
            <text:p/>
          </draw:image>
        </draw:frame>
        <draw:frame draw:style-name="gr3" draw:text-style-name="P4" draw:layer="layout" svg:width="1.765cm" svg:height="1.319cm" svg:x="21.603cm" svg:y="12.446cm">
          <draw:text-box>
            <text:p text:style-name="P4">Python serial listener</text:p>
          </draw:text-box>
        </draw:frame>
        <draw:frame draw:style-name="gr3" draw:text-style-name="P4" draw:layer="layout" svg:width="2.419cm" svg:height="0.963cm" svg:x="21.59cm" svg:y="5.387cm">
          <draw:text-box>
            <text:p><text:span text:style-name="T1">MongoDb</text:span></text:p>
          </draw:text-box>
        </draw:frame>
        <draw:line draw:style-name="gr4" draw:text-style-name="P1" draw:layer="layout" svg:x1="17.018cm" svg:y1="9.906cm" svg:x2="21.59cm" svg:y2="7.366cm">
          <text:p/>
        </draw:line>
        <draw:frame draw:style-name="gr5" draw:text-style-name="P4" draw:layer="layout" svg:width="2.419cm" svg:height="1.675cm" svg:x="11.176cm" svg:y="11.938cm">
          <draw:text-box>
            <text:p><text:span text:style-name="T1">Sends data through HC-12 device</text:span></text:p>
          </draw:text-box>
        </draw:frame>
        <draw:custom-shape draw:style-name="gr6" draw:text-style-name="P5" draw:layer="layout" svg:width="8.128cm" svg:height="6.096cm" svg:x="14.986cm" svg:y="10.187cm">
          <text:p/>
          <draw:enhanced-geometry svg:viewBox="0 0 21600 21600" draw:type="rectangle" draw:enhanced-path="M 0 0 L 21600 0 21600 21600 0 21600 0 0 Z N"/>
        </draw:custom-shape>
        <draw:custom-shape draw:style-name="gr7" draw:layer="layout" svg:width="9.652cm" svg:height="7.647cm" svg:x="14.986cm" svg:y="8.38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text-style-name="P6" draw:layer="layout" svg:width="3.897cm" svg:height="0.725cm" svg:x="18.034cm" svg:y="3.847cm">
          <draw:text-box>
            <text:p><text:span text:style-name="T2">Computer</text:span></text:p>
          </draw:text-box>
        </draw:frame>
        <draw:frame draw:style-name="gr9" draw:text-style-name="P7" draw:layer="layout" svg:width="4.287cm" svg:height="0.725cm" svg:x="17.049cm" svg:y="8.419cm">
          <draw:text-box>
            <text:p><text:span text:style-name="T3">Anaconda container</text:span></text:p>
          </draw:text-box>
        </draw:frame>
        <draw:frame draw:style-name="gr10" draw:text-style-name="P1" draw:layer="layout" svg:width="2.286cm" svg:height="1.556cm" svg:x="4.966cm" svg:y="11.176cm">
          <draw:image xlink:href="Pictures/10000201000007D0000005511F031BCBAA733888.png" xlink:type="simple" xlink:show="embed" xlink:actuate="onLoad">
            <text:p/>
          </draw:image>
        </draw:frame>
        <draw:frame draw:style-name="gr10" draw:text-style-name="P1" draw:layer="layout" svg:width="1.889cm" svg:height="1.889cm" svg:x="22.352cm" svg:y="13.605cm">
          <draw:image xlink:href="Pictures/100002000000064000000640EAD301EC335476B0.png" xlink:type="simple" xlink:show="embed" xlink:actuate="onLoad">
            <text:p/>
          </draw:image>
        </draw:frame>
        <draw:line draw:style-name="gr4" draw:text-style-name="P1" draw:layer="layout" svg:x1="22.352cm" svg:y1="14.732cm" svg:x2="6.604cm" svg:y2="12.954cm">
          <text:p/>
        </draw:line>
        <draw:line draw:style-name="gr4" draw:text-style-name="P1" draw:layer="layout" svg:x1="22.606cm" svg:y1="7.62cm" svg:x2="23.114cm" svg:y2="13.462cm">
          <text:p/>
        </draw:line>
        <draw:frame draw:style-name="gr10" draw:text-style-name="P1" draw:layer="layout" svg:width="1.889cm" svg:height="1.889cm" svg:x="15.383cm" svg:y="9.398cm">
          <draw:image xlink:href="Pictures/100002000000064000000640EAD301EC335476B0.png" xlink:type="simple" xlink:show="embed" xlink:actuate="onLoad">
            <text:p/>
          </draw:image>
        </draw:frame>
        <draw:frame draw:style-name="gr5" draw:text-style-name="P4" draw:layer="layout" svg:width="2.019cm" svg:height="1.675cm" svg:x="16.777cm" svg:y="10.187cm">
          <draw:text-box>
            <text:p text:style-name="P4">Python </text:p>
            <text:p text:style-name="P4">predictor &amp; notifier</text:p>
          </draw:text-box>
        </draw:frame>
        <draw:frame draw:style-name="gr10" draw:text-style-name="P1" draw:layer="layout" svg:width="1.778cm" svg:height="1.778cm" svg:x="18.034cm" svg:y="12.192cm">
          <draw:image xlink:href="Pictures/10000000000000E1000000E136D48E70F51B1086.png" xlink:type="simple" xlink:show="embed" xlink:actuate="onLoad">
            <text:p/>
          </draw:image>
        </draw:frame>
        <draw:line draw:style-name="gr4" draw:text-style-name="P1" draw:layer="layout" svg:x1="19.558cm" svg:y1="12.192cm" svg:x2="22.098cm" svg:y2="7.874cm">
          <text:p/>
        </draw:line>
        <draw:frame draw:style-name="gr3" draw:text-style-name="P4" draw:layer="layout" svg:width="1.765cm" svg:height="1.319cm" svg:x="16.764cm" svg:y="12.192cm">
          <draw:text-box>
            <text:p text:style-name="P4">Python training</text:p>
            <text:p text:style-name="P4">script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9-01-06T19:50:45.121367518</dc:date>
    <meta:editing-duration>PT42M58S</meta:editing-duration>
    <meta:editing-cycles>11</meta:editing-cycles>
    <meta:document-statistic meta:object-count="45"/>
  </office:meta>
</office:document-meta>
</file>